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28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Pokemon No.</text:p>
          </table:table-cell>
          <table:table-cell table:style-name="ce1" office:value-type="string" calcext:value-type="string">
            <text:p>Pokemon</text:p>
          </table:table-cell>
          <table:table-cell table:style-name="ce1" office:value-type="string" calcext:value-type="string">
            <text:p>Chinese Nam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Special Attack</text:p>
          </table:table-cell>
          <table:table-cell table:style-name="ce1" office:value-type="string" calcext:value-type="string">
            <text:p>Special Defens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<text:a xlink:href="https://game8.co/games/Pokemon-Legends-Arceus/archives/343554" xlink:type="simple">Arceus</text:a> </text:p>
          </table:table-cell>
          <table:table-cell office:value-type="string" calcext:value-type="string">
            <text:p>阿尔宙斯</text:p>
          </table:table-cell>
          <table:table-cell table:number-columns-repeated="6" table:style-name="ce3" office:value-type="float" office:value="120" calcext:value-type="float">
            <text:p>120</text:p>
          </table:table-cell>
          <table:table-cell table:style-name="ce3" office:value-type="float" office:value="720" calcext:value-type="float">
            <text:p>720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Dialga</text:p>
          </table:table-cell>
          <table:table-cell office:value-type="string" calcext:value-type="string">
            <text:p>帝牙卢卡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80" calcext:value-type="float">
            <text:p>680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Palkia</text:p>
          </table:table-cell>
          <table:table-cell office:value-type="string" calcext:value-type="string">
            <text:p>帕路奇亚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80" calcext:value-type="float">
            <text:p>680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Dialga (Origin Forme)</text:p>
          </table:table-cell>
          <table:table-cell office:value-type="string" calcext:value-type="string">
            <text:p>帝牙卢卡（起源形态）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80" calcext:value-type="float">
            <text:p>680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Palkia (Origin Forme)</text:p>
          </table:table-cell>
          <table:table-cell office:value-type="string" calcext:value-type="string">
            <text:p>帕路奇亚（起源形态）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680" calcext:value-type="float">
            <text:p>680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骑拉帝纳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80" calcext:value-type="float">
            <text:p>680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Regigigas</text:p>
          </table:table-cell>
          <table:table-cell office:value-type="string" calcext:value-type="string">
            <text:p>雷吉奇卡斯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670" calcext:value-type="float">
            <text:p>670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Darkrai</text:p>
          </table:table-cell>
          <table:table-cell office:value-type="string" calcext:value-type="string">
            <text:p>达克莱伊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谢米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Garchomp</text:p>
          </table:table-cell>
          <table:table-cell office:value-type="string" calcext:value-type="string">
            <text:p>烈咬陆鲨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席多蓝恩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Cresselia</text:p>
          </table:table-cell>
          <table:table-cell office:value-type="string" calcext:value-type="string">
            <text:p>克雷色利亚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玛纳霏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Landorus</text:p>
          </table:table-cell>
          <table:table-cell office:value-type="string" calcext:value-type="string">
            <text:p>土地云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Hisuian Goodra</text:p>
          </table:table-cell>
          <table:table-cell office:value-type="string" calcext:value-type="string">
            <text:p>黏美龙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Uxie</text:p>
          </table:table-cell>
          <table:table-cell office:value-type="string" calcext:value-type="string">
            <text:p>由克希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580" calcext:value-type="float">
            <text:p>580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Mesprit</text:p>
          </table:table-cell>
          <table:table-cell office:value-type="string" calcext:value-type="string">
            <text:p>艾姆利多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580" calcext:value-type="float">
            <text:p>580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Azelf</text:p>
          </table:table-cell>
          <table:table-cell office:value-type="string" calcext:value-type="string">
            <text:p>亚克诺姆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580" calcext:value-type="float">
            <text:p>580</text:p>
          </table:table-cell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string" calcext:value-type="string">
            <text:p>Tornadus</text:p>
          </table:table-cell>
          <table:table-cell office:value-type="string" calcext:value-type="string">
            <text:p>龙卷云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580" calcext:value-type="float">
            <text:p>580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Thundurus</text:p>
          </table:table-cell>
          <table:table-cell office:value-type="string" calcext:value-type="string">
            <text:p>雷电云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580" calcext:value-type="float">
            <text:p>580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string" calcext:value-type="string">
            <text:p>Enamorus</text:p>
          </table:table-cell>
          <table:table-cell office:value-type="string" calcext:value-type="string">
            <text:p>眷恋云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580" calcext:value-type="float">
            <text:p>58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Hisuian Arcanine</text:p>
          </table:table-cell>
          <table:table-cell office:value-type="string" calcext:value-type="string">
            <text:p>风速狗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5" calcext:value-type="float">
            <text:p>555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Ursaluna</text:p>
          </table:table-cell>
          <table:table-cell office:value-type="string" calcext:value-type="string">
            <text:p>月月熊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Togekiss</text:p>
          </table:table-cell>
          <table:table-cell office:value-type="string" calcext:value-type="string">
            <text:p>波克基斯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545" calcext:value-type="float">
            <text:p>545</text:p>
          </table:table-cell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鸭嘴炎兽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540" calcext:value-type="float">
            <text:p>54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卡比兽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幸福蛋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540" calcext:value-type="float">
            <text:p>540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电击魔兽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暴鲤龙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540" calcext:value-type="float">
            <text:p>54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巨蔓藤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5" calcext:value-type="float">
            <text:p>535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叉字蝠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535" calcext:value-type="float">
            <text:p>535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自爆磁怪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35" calcext:value-type="float">
            <text:p>535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超甲狂犀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35" calcext:value-type="float">
            <text:p>535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Porygon-Z</text:p>
          </table:table-cell>
          <table:table-cell office:value-type="string" calcext:value-type="string">
            <text:p>多边兽乙型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35" calcext:value-type="float">
            <text:p>53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Hisuian Typhlosion</text:p>
          </table:table-cell>
          <table:table-cell office:value-type="string" calcext:value-type="string">
            <text:p>火暴兽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534" calcext:value-type="float">
            <text:p>534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Infernape</text:p>
          </table:table-cell>
          <table:table-cell office:value-type="string" calcext:value-type="string">
            <text:p>烈焰猴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534" calcext:value-type="float">
            <text:p>534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Basculegion</text:p>
          </table:table-cell>
          <table:table-cell office:value-type="string" calcext:value-type="string">
            <text:p>幽尾玄鱼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30" calcext:value-type="float">
            <text:p>53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Empoleon</text:p>
          </table:table-cell>
          <table:table-cell office:value-type="string" calcext:value-type="string">
            <text:p>帝王拿波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530" calcext:value-type="float">
            <text:p>53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帝牙海狮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30" calcext:value-type="float">
            <text:p>530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象牙猪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30" calcext:value-type="float">
            <text:p>53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Hisuian Decidueye</text:p>
          </table:table-cell>
          <table:table-cell office:value-type="string" calcext:value-type="string">
            <text:p>狙射树枭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30" calcext:value-type="float">
            <text:p>53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Hisuian Samurott</text:p>
          </table:table-cell>
          <table:table-cell office:value-type="string" calcext:value-type="string">
            <text:p>大剑鬼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28" calcext:value-type="float">
            <text:p>528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Wyrdeer</text:p>
          </table:table-cell>
          <table:table-cell office:value-type="string" calcext:value-type="string">
            <text:p>诡角鹿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冰伊布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叶伊布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水伊布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雷伊布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火伊布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太阳伊布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月亮伊布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Torterra</text:p>
          </table:table-cell>
          <table:table-cell office:value-type="string" calcext:value-type="string">
            <text:p>土台龟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Lucario</text:p>
          </table:table-cell>
          <table:table-cell office:value-type="string" calcext:value-type="string">
            <text:p>路卡利欧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Dusknoir</text:p>
          </table:table-cell>
          <table:table-cell office:value-type="string" calcext:value-type="string">
            <text:p>黑夜魔灵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Hippowdon</text:p>
          </table:table-cell>
          <table:table-cell office:value-type="string" calcext:value-type="string">
            <text:p>河马兽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Probopass</text:p>
          </table:table-cell>
          <table:table-cell office:value-type="string" calcext:value-type="string">
            <text:p>大朝北鼻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仙子伊布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伦琴猫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523" calcext:value-type="float">
            <text:p>523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Gallade</text:p>
          </table:table-cell>
          <table:table-cell office:value-type="string" calcext:value-type="string">
            <text:p>艾路雷朵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518" calcext:value-type="float">
            <text:p>518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沙奈朵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518" calcext:value-type="float">
            <text:p>518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Roserade</text:p>
          </table:table-cell>
          <table:table-cell office:value-type="string" calcext:value-type="string">
            <text:p>罗丝雷朵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515" calcext:value-type="float">
            <text:p>515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大舌舔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远古巨蜓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515" calcext:value-type="float">
            <text:p>515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毒刺水母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Hisuian Avalugg</text:p>
          </table:table-cell>
          <table:table-cell office:value-type="string" calcext:value-type="string">
            <text:p>冰岩怪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184" calcext:value-type="float">
            <text:p>18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4" calcext:value-type="float">
            <text:p>514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Gliscor</text:p>
          </table:table-cell>
          <table:table-cell office:value-type="string" calcext:value-type="string">
            <text:p>天蝎王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510" calcext:value-type="float">
            <text:p>510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Hisuian Braviary</text:p>
          </table:table-cell>
          <table:table-cell office:value-type="string" calcext:value-type="string">
            <text:p>勇士雄鹰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10" calcext:value-type="float">
            <text:p>51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赫拉克罗斯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10" calcext:value-type="float">
            <text:p>51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大钢蛇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Hisuian Zoroark</text:p>
          </table:table-cell>
          <table:table-cell office:value-type="string" calcext:value-type="string">
            <text:p>索罗亚克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510" calcext:value-type="float">
            <text:p>510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Weavile</text:p>
          </table:table-cell>
          <table:table-cell office:value-type="string" calcext:value-type="string">
            <text:p>犸狃拉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510" calcext:value-type="float">
            <text:p>510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Sneasler</text:p>
          </table:table-cell>
          <table:table-cell office:value-type="string" calcext:value-type="string">
            <text:p>大狃拉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10" calcext:value-type="float">
            <text:p>51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Overqwil</text:p>
          </table:table-cell>
          <table:table-cell office:value-type="string" calcext:value-type="string">
            <text:p>万针鱼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10" calcext:value-type="float">
            <text:p>51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九尾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5" calcext:value-type="float">
            <text:p>505</text:p>
          </table:table-cell>
        </table:table-row>
        <table:table-row table:style-name="ro3">
          <table:table-cell office:value-type="float" office:value="169.1" calcext:value-type="float">
            <text:p>169.1</text:p>
          </table:table-cell>
          <table:table-cell office:value-type="string" calcext:value-type="string">
            <text:p>Alolan Ninetales</text:p>
          </table:table-cell>
          <table:table-cell office:value-type="string" calcext:value-type="string">
            <text:p>阿罗拉九尾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505" calcext:value-type="float">
            <text:p>505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怪力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05" calcext:value-type="float">
            <text:p>505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多边兽2型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5" calcext:value-type="float">
            <text:p>505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乌鸦头头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505" calcext:value-type="float">
            <text:p>505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劈斧螳螂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胡地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耿鬼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烈焰马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飞天螳螂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巨钳螳螂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圈圈熊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哥达鸭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Drapion</text:p>
          </table:table-cell>
          <table:table-cell office:value-type="string" calcext:value-type="string">
            <text:p>龙王蝎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Bronzong</text:p>
          </table:table-cell>
          <table:table-cell office:value-type="string" calcext:value-type="string">
            <text:p>青铜钟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Drifblim</text:p>
          </table:table-cell>
          <table:table-cell office:value-type="string" calcext:value-type="string">
            <text:p>随风球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498" calcext:value-type="float">
            <text:p>498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Floatzel</text:p>
          </table:table-cell>
          <table:table-cell office:value-type="string" calcext:value-type="string">
            <text:p>浮潜鼬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495" calcext:value-type="float">
            <text:p>495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隆隆岩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95" calcext:value-type="float">
            <text:p>495</text:p>
          </table:table-cell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Mismagius</text:p>
          </table:table-cell>
          <table:table-cell office:value-type="string" calcext:value-type="string">
            <text:p>梦妖魔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495" calcext:value-type="float">
            <text:p>495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Rampardos</text:p>
          </table:table-cell>
          <table:table-cell office:value-type="string" calcext:value-type="string">
            <text:p>战槌龙</text:p>
          </table:table-cell>
          <table:table-cell office:value-type="float" office:value="97" calcext:value-type="float">
            <text:p>97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95" calcext:value-type="float">
            <text:p>495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Bastiodon</text:p>
          </table:table-cell>
          <table:table-cell office:value-type="string" calcext:value-type="string">
            <text:p>护城龙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68" calcext:value-type="float">
            <text:p>168</text:p>
          </table:table-cell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鸭嘴火兽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495" calcext:value-type="float">
            <text:p>495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Abomasnow</text:p>
          </table:table-cell>
          <table:table-cell office:value-type="string" calcext:value-type="string">
            <text:p>暴雪王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94" calcext:value-type="float">
            <text:p>494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电击兽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490" calcext:value-type="float">
            <text:p>490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Hisuian Electrode</text:p>
          </table:table-cell>
          <table:table-cell office:value-type="string" calcext:value-type="string">
            <text:p>顽皮雷弹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90" calcext:value-type="float">
            <text:p>49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Toxicroak</text:p>
          </table:table-cell>
          <table:table-cell office:value-type="string" calcext:value-type="string">
            <text:p>毒骷蛙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90" calcext:value-type="float">
            <text:p>49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巨翅飞鱼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85" calcext:value-type="float">
            <text:p>485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Staraptor</text:p>
          </table:table-cell>
          <table:table-cell office:value-type="string" calcext:value-type="string">
            <text:p>姆克鹰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85" calcext:value-type="float">
            <text:p>485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雷丘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485" calcext:value-type="float">
            <text:p>485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piritomb</text:p>
          </table:table-cell>
          <table:table-cell office:value-type="string" calcext:value-type="string">
            <text:p>花岩怪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钻角犀兽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85" calcext:value-type="float">
            <text:p>485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皮可西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83" calcext:value-type="float">
            <text:p>483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Ambipom</text:p>
          </table:table-cell>
          <table:table-cell office:value-type="string" calcext:value-type="string">
            <text:p>双尾怪手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482" calcext:value-type="float">
            <text:p>482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章鱼桶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长耳兔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雪妖女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Phione</text:p>
          </table:table-cell>
          <table:table-cell office:value-type="string" calcext:value-type="string">
            <text:p>霏欧纳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Hisuian Lilligant</text:p>
          </table:table-cell>
          <table:table-cell office:value-type="string" calcext:value-type="string">
            <text:p>裙儿小姐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冰鬼护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Skuntank</text:p>
          </table:table-cell>
          <table:table-cell office:value-type="string" calcext:value-type="string">
            <text:p>坦克臭鼬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479" calcext:value-type="float">
            <text:p>479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Gastrodon</text:p>
          </table:table-cell>
          <table:table-cell office:value-type="string" calcext:value-type="string">
            <text:p>海兔兽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475" calcext:value-type="float">
            <text:p>475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Vespiquen</text:p>
          </table:table-cell>
          <table:table-cell office:value-type="string" calcext:value-type="string">
            <text:p>蜂女王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474" calcext:value-type="float">
            <text:p>474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鲶鱼王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468" calcext:value-type="float">
            <text:p>468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惊角鹿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65" calcext:value-type="float">
            <text:p>465</text:p>
          </table:table-cell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三合一磁怪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65" calcext:value-type="float">
            <text:p>465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Lumineon</text:p>
          </table:table-cell>
          <table:table-cell office:value-type="string" calcext:value-type="string">
            <text:p>霓虹鱼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460" calcext:value-type="float">
            <text:p>46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Basculin</text:p>
          </table:table-cell>
          <table:table-cell office:value-type="string" calcext:value-type="string">
            <text:p>野蛮鲈鱼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460" calcext:value-type="float">
            <text:p>46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魔墙人偶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60" calcext:value-type="float">
            <text:p>46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大嘴蝠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455" calcext:value-type="float">
            <text:p>455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风铃铃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455" calcext:value-type="float">
            <text:p>455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彷徨夜灵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5" calcext:value-type="float">
            <text:p>455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尖牙笼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454" calcext:value-type="float">
            <text:p>454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Purugly</text:p>
          </table:table-cell>
          <table:table-cell office:value-type="string" calcext:value-type="string">
            <text:p>东施喵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452" calcext:value-type="float">
            <text:p>452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Hisuian Sliggoo</text:p>
          </table:table-cell>
          <table:table-cell office:value-type="string" calcext:value-type="string">
            <text:p>黏美儿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452" calcext:value-type="float">
            <text:p>452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吉利蛋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Cherrim</text:p>
          </table:table-cell>
          <table:table-cell office:value-type="string" calcext:value-type="string">
            <text:p>樱花宝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Hisuian Qwilfish</text:p>
          </table:table-cell>
          <table:table-cell office:value-type="string" calcext:value-type="string">
            <text:p>千针鱼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440" calcext:value-type="float">
            <text:p>440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Rotom</text:p>
          </table:table-cell>
          <table:table-cell office:value-type="string" calcext:value-type="string">
            <text:p>托洛姆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440" calcext:value-type="float">
            <text:p>44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蔓藤怪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35" calcext:value-type="float">
            <text:p>435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梦妖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435" calcext:value-type="float">
            <text:p>435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天蝎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30" calcext:value-type="float">
            <text:p>430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狃拉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430" calcext:value-type="float">
            <text:p>430</text:p>
          </table:table-cell>
        </table:table-row>
        <table:table-row table:style-name="ro3">
          <table:table-cell office:value-type="float" office:value="202.1" calcext:value-type="float">
            <text:p>202.1</text:p>
          </table:table-cell>
          <table:table-cell office:value-type="string" calcext:value-type="string">
            <text:p>Hisuian Sneasel</text:p>
          </table:table-cell>
          <table:table-cell office:value-type="string" calcext:value-type="string">
            <text:p>狃拉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430" calcext:value-type="float">
            <text:p>43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Wormadam</text:p>
          </table:table-cell>
          <table:table-cell office:value-type="string" calcext:value-type="string">
            <text:p>结草贵妇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424" calcext:value-type="float">
            <text:p>424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Mothim</text:p>
          </table:table-cell>
          <table:table-cell office:value-type="string" calcext:value-type="string">
            <text:p>绅士蛾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424" calcext:value-type="float">
            <text:p>42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artrix</text:p>
          </table:table-cell>
          <table:table-cell office:value-type="string" calcext:value-type="string">
            <text:p>投羽枭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420" calcext:value-type="float">
            <text:p>42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wott</text:p>
          </table:table-cell>
          <table:table-cell office:value-type="string" calcext:value-type="string">
            <text:p>双刃丸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13" calcext:value-type="float">
            <text:p>413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聒噪鸟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411" calcext:value-type="float">
            <text:p>411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树才怪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10" calcext:value-type="float">
            <text:p>4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大尾狸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410" calcext:value-type="float">
            <text:p>410</text:p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Gabite</text:p>
          </table:table-cell>
          <table:table-cell office:value-type="string" calcext:value-type="string">
            <text:p>尖牙陆鲨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410" calcext:value-type="float">
            <text:p>41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小火马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410" calcext:value-type="float">
            <text:p>41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海魔狮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10" calcext:value-type="float">
            <text:p>41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派拉斯特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5" calcext:value-type="float">
            <text:p>405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帕奇利兹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5" calcext:value-type="float">
            <text:p>405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鬼斯通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405" calcext:value-type="float">
            <text:p>40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火岩鼠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5" calcext:value-type="float">
            <text:p>405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波克基古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405" calcext:value-type="float">
            <text:p>405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黑暗鸦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405" calcext:value-type="float">
            <text:p>405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长毛猪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Grotle</text:p>
          </table:table-cell>
          <table:table-cell office:value-type="string" calcext:value-type="string">
            <text:p>树林龟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405" calcext:value-type="float">
            <text:p>405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Monferno</text:p>
          </table:table-cell>
          <table:table-cell office:value-type="string" calcext:value-type="string">
            <text:p>猛火猴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405" calcext:value-type="float">
            <text:p>405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Prinplup</text:p>
          </table:table-cell>
          <table:table-cell office:value-type="string" calcext:value-type="string">
            <text:p>波皇子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豪力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勇吉拉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毒蔷薇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狩猎凤蝶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95" calcext:value-type="float">
            <text:p>395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多边兽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95" calcext:value-type="float">
            <text:p>395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蜻蜻蜓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392" calcext:value-type="float">
            <text:p>392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隆隆石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90" calcext:value-type="float">
            <text:p>39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小卡比兽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大岩蛇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85" calcext:value-type="float">
            <text:p>385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大舌头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85" calcext:value-type="float">
            <text:p>385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毒粉蛾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85" calcext:value-type="float">
            <text:p>385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音箱蟀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84" calcext:value-type="float">
            <text:p>384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朝北鼻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75" calcext:value-type="float">
            <text:p>375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鸭嘴宝宝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365" calcext:value-type="float">
            <text:p>36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勒克猫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363" calcext:value-type="float">
            <text:p>363</text:p>
          </table:table-cell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电击怪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360" calcext:value-type="float">
            <text:p>36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长尾怪手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60" calcext:value-type="float">
            <text:p>36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Hisuian Growlithe</text:p>
          </table:table-cell>
          <table:table-cell office:value-type="string" calcext:value-type="string">
            <text:p>卡蒂狗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50" calcext:value-type="float">
            <text:p>35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卷卷耳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头盖龙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50" calcext:value-type="float">
            <text:p>350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盾甲龙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Rufflet</text:p>
          </table:table-cell>
          <table:table-cell office:value-type="string" calcext:value-type="string">
            <text:p>毛头小鹰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飘飘球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348" calcext:value-type="float">
            <text:p>348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独角犀牛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45" calcext:value-type="float">
            <text:p>345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Mantyke</text:p>
          </table:table-cell>
          <table:table-cell office:value-type="string" calcext:value-type="string">
            <text:p>小球飞鱼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45" calcext:value-type="float">
            <text:p>345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taravia</text:p>
          </table:table-cell>
          <table:table-cell office:value-type="string" calcext:value-type="string">
            <text:p>姆克鸟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未知图腾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36" calcext:value-type="float">
            <text:p>336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玛瑙水母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35" calcext:value-type="float">
            <text:p>335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雪笠怪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34" calcext:value-type="float">
            <text:p>334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Finneon</text:p>
          </table:table-cell>
          <table:table-cell office:value-type="string" calcext:value-type="string">
            <text:p>荧光鱼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熊宝宝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30" calcext:value-type="float">
            <text:p>330</text:p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string" calcext:value-type="string">
            <text:p>Hisuian Zorua</text:p>
          </table:table-cell>
          <table:table-cell office:value-type="string" calcext:value-type="string">
            <text:p>索罗亚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30" calcext:value-type="float">
            <text:p>33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Skorupi</text:p>
          </table:table-cell>
          <table:table-cell office:value-type="string" calcext:value-type="string">
            <text:p>钳尾蝎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30" calcext:value-type="float">
            <text:p>33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泳圈鼬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330" calcext:value-type="float">
            <text:p>33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Hippopotas</text:p>
          </table:table-cell>
          <table:table-cell office:value-type="string" calcext:value-type="string">
            <text:p>沙河马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30" calcext:value-type="float">
            <text:p>330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Hisuian Voltorb</text:p>
          </table:table-cell>
          <table:table-cell office:value-type="string" calcext:value-type="string">
            <text:p>霹雳电球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Stunky</text:p>
          </table:table-cell>
          <table:table-cell office:value-type="string" calcext:value-type="string">
            <text:p>臭鼬噗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329" calcext:value-type="float">
            <text:p>329</text:p>
          </table:table-cell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小磁怪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5" calcext:value-type="float">
            <text:p>325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Shellos</text:p>
          </table:table-cell>
          <table:table-cell office:value-type="string" calcext:value-type="string">
            <text:p>无壳海兔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325" calcext:value-type="float">
            <text:p>325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伊布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25" calcext:value-type="float">
            <text:p>325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皮皮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23" calcext:value-type="float">
            <text:p>3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owlet</text:p>
          </table:table-cell>
          <table:table-cell office:value-type="string" calcext:value-type="string">
            <text:p>木木枭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可达鸭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皮卡丘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Turtwig</text:p>
          </table:table-cell>
          <table:table-cell office:value-type="string" calcext:value-type="string">
            <text:p>草苗龟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318" calcext:value-type="float">
            <text:p>318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iplup</text:p>
          </table:table-cell>
          <table:table-cell office:value-type="string" calcext:value-type="string">
            <text:p>波加曼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14" calcext:value-type="float">
            <text:p>314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鬼斯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10" calcext:value-type="float">
            <text:p>31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凯西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310" calcext:value-type="float">
            <text:p>31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Glameow</text:p>
          </table:table-cell>
          <table:table-cell office:value-type="string" calcext:value-type="string">
            <text:p>魅力喵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10" calcext:value-type="float">
            <text:p>31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魔尼尼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10" calcext:value-type="float">
            <text:p>3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火球鼠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09" calcext:value-type="float">
            <text:p>309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Chimchar</text:p>
          </table:table-cell>
          <table:table-cell office:value-type="string" calcext:value-type="string">
            <text:p>小火焰猴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309" calcext:value-type="float">
            <text:p>309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Oshawott</text:p>
          </table:table-cell>
          <table:table-cell office:value-type="string" calcext:value-type="string">
            <text:p>水水獺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8" calcext:value-type="float">
            <text:p>308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腕力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05" calcext:value-type="float">
            <text:p>305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Bergmite</text:p>
          </table:table-cell>
          <table:table-cell office:value-type="string" calcext:value-type="string">
            <text:p>冰宝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4" calcext:value-type="float">
            <text:p>304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小拳石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Gible</text:p>
          </table:table-cell>
          <table:table-cell office:value-type="string" calcext:value-type="string">
            <text:p>圆陆鲨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不良蛙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铁炮鱼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Goomy</text:p>
          </table:table-cell>
          <table:table-cell office:value-type="string" calcext:value-type="string">
            <text:p>黏黏宝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铜镜怪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雪童子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六尾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99" calcext:value-type="float">
            <text:p>299</text:p>
          </table:table-cell>
        </table:table-row>
        <table:table-row table:style-name="ro3">
          <table:table-cell office:value-type="float" office:value="168.1" calcext:value-type="float">
            <text:p>168.1</text:p>
          </table:table-cell>
          <table:table-cell office:value-type="string" calcext:value-type="string">
            <text:p>Alolan Vulpix</text:p>
          </table:table-cell>
          <table:table-cell office:value-type="string" calcext:value-type="string">
            <text:p>阿罗拉六尾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99" calcext:value-type="float">
            <text:p>299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夜巡灵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95" calcext:value-type="float">
            <text:p>295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盆才怪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海豹球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泥泥鳅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利欧路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85" calcext:value-type="float">
            <text:p>285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铃铛响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85" calcext:value-type="float">
            <text:p>285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派拉斯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含羞苞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80" calcext:value-type="float">
            <text:p>28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Petilil</text:p>
          </table:table-cell>
          <table:table-cell office:value-type="string" calcext:value-type="string">
            <text:p>百合根娃娃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奇鲁莉安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樱花儿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75" calcext:value-type="float">
            <text:p>27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小猫怪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大牙狸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小山猪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波克比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超音蝠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45" calcext:value-type="float">
            <text:p>24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姆克儿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45" calcext:value-type="float">
            <text:p>245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三蜜蜂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Burmy</text:p>
          </table:table-cell>
          <table:table-cell office:value-type="string" calcext:value-type="string">
            <text:p>结草儿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24" calcext:value-type="float">
            <text:p>224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小福蛋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皮宝宝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甲壳茧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皮丘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盾甲茧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鲤鱼王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拉鲁拉丝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98" calcext:value-type="float">
            <text:p>198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刺尾虫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圆法师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94" calcext:value-type="float">
            <text:p>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07:54:55.636344294</meta:creation-date>
    <dc:date>2022-02-13T11:06:51.843199830</dc:date>
    <meta:editing-duration>PT13M31S</meta:editing-duration>
    <meta:editing-cycles>2</meta:editing-cycles>
    <meta:generator>LibreOffice/7.2.5.2$Linux_X86_64 LibreOffice_project/20$Build-2</meta:generator>
    <meta:document-statistic meta:table-count="1" meta:cell-count="2480" meta:object-count="0"/>
  </office:meta>
</office:document-meta>
</file>